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bac" officeooo:paragraph-rsid="0011cb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8T15:25:17.826000000</meta:creation-date>
    <dc:date>2022-08-28T15:25:30.84900000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0.3$Windows_X86_64 LibreOffice_project/f85e47c08ddd19c015c0114a68350214f7066f5a</meta:generator>
  </office:meta>
</office:document-meta>
</file>